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afd095" draw:textarea-horizontal-align="justify" draw:textarea-vertical-align="middle" draw:auto-grow-height="false" fo:min-height="1.464cm" fo:min-width="0.017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afd095" draw:textarea-horizontal-align="justify" draw:textarea-vertical-align="middle" draw:auto-grow-height="false" fo:min-height="0.046cm" fo:min-width="0cm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032cm" fo:min-width="0cm"/>
    </style:style>
    <style:style style:name="gr4" style:family="graphic" style:parent-style-name="objectwithoutfill">
      <style:graphic-properties svg:stroke-width="0.02cm" svg:stroke-color="#eeeeee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759cm" svg:height="2.45cm" draw:transform="rotate (-0.871617428445968) translate (1.723cm -0.186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1" draw:layer="layout" svg:width="0.417cm" svg:height="0.562cm" draw:transform="rotate (-0.57211892880374) translate (1.924cm 1.46cm)">
            <text:p/>
  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0.391cm" svg:height="0.398cm" draw:transform="rotate (0.863937979737193) translate (1.51cm 1.577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path draw:style-name="gr4" draw:text-style-name="P2" draw:layer="layout" svg:width="2.159cm" svg:height="0.198cm" draw:transform="skewX (1.21090943503367) rotate (2.46056517946161) translate (1.72841679931976cm 1.55934643459093cm)" svg:viewBox="0 0 2160 199" svg:d="M2160 95c-1037 280-2160-95-2160-95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3cm" fo:page-height="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3T13:48:22.573000000</meta:creation-date>
    <dc:date>2021-06-03T14:19:16.952000000</dc:date>
    <meta:editing-duration>PT30M54S</meta:editing-duration>
    <meta:editing-cycles>2</meta:editing-cycles>
    <meta:generator>LibreOffice/7.0.1.2$Windows_X86_64 LibreOffice_project/7cbcfc562f6eb6708b5ff7d7397325de9e764452</meta:generator>
    <meta:document-statistic meta:object-count="5"/>
  </office:meta>
</office:document-meta>
</file>